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svg:font-family="Outfit" style:font-adornments="Gras" style:font-pitch="variable"/>
    <style:font-face style:name="Outfit Medium" svg:font-family="'Outfit Medium'" style:font-adornments="Normal" style:font-pitch="variable"/>
  </office:font-face-decls>
  <office:automatic-styles>
    <style:style style:name="P1" style:family="paragraph" style:parent-style-name="Header">
      <style:text-properties officeooo:rsid="0008a771" officeooo:paragraph-rsid="0008a771"/>
    </style:style>
    <style:style style:name="P2" style:family="paragraph" style:parent-style-name="Heading_20_1">
      <style:text-properties officeooo:paragraph-rsid="0007291b"/>
    </style:style>
    <style:style style:name="P3" style:family="paragraph" style:parent-style-name="Heading_20_1">
      <style:paragraph-properties fo:break-before="page"/>
      <style:text-properties officeooo:paragraph-rsid="0007291b"/>
    </style:style>
    <style:style style:name="P4" style:family="paragraph" style:parent-style-name="Heading_20_1">
      <style:text-properties officeooo:paragraph-rsid="00073220"/>
    </style:style>
    <style:style style:name="P5" style:family="paragraph" style:parent-style-name="Heading_20_2">
      <style:text-properties officeooo:rsid="00073220" officeooo:paragraph-rsid="00073220"/>
    </style:style>
    <style:style style:name="P6" style:family="paragraph" style:parent-style-name="Heading_20_2">
      <style:text-properties officeooo:rsid="0007638a" officeooo:paragraph-rsid="0007638a"/>
    </style:style>
    <style:style style:name="P7" style:family="paragraph" style:parent-style-name="Text_20_body">
      <style:text-properties officeooo:rsid="0007291b" officeooo:paragraph-rsid="0007291b"/>
    </style:style>
    <style:style style:name="P8" style:family="paragraph" style:parent-style-name="Text_20_body">
      <style:text-properties officeooo:paragraph-rsid="0007291b"/>
    </style:style>
    <style:style style:name="P9" style:family="paragraph" style:parent-style-name="Text_20_body">
      <style:text-properties officeooo:rsid="00073220" officeooo:paragraph-rsid="00073220"/>
    </style:style>
    <style:style style:name="P10" style:family="paragraph" style:parent-style-name="Text_20_body">
      <style:text-properties officeooo:paragraph-rsid="00073220"/>
    </style:style>
    <style:style style:name="P11" style:family="paragraph" style:parent-style-name="Text_20_body">
      <style:text-properties officeooo:paragraph-rsid="0007638a"/>
    </style:style>
    <style:style style:name="P12" style:family="paragraph" style:parent-style-name="Title">
      <style:text-properties officeooo:rsid="0007291b" officeooo:paragraph-rsid="0007291b"/>
    </style:style>
    <style:style style:name="T1" style:family="text">
      <style:text-properties officeooo:rsid="0007291b"/>
    </style:style>
    <style:style style:name="T2" style:family="text">
      <style:text-properties officeooo:rsid="00073220"/>
    </style:style>
    <style:style style:name="T3" style:family="text">
      <style:text-properties style:font-name="Liberation Sans" fo:font-size="18pt" fo:font-weight="bold" officeooo:rsid="00073220" style:font-name-asian="Noto Sans CJK SC" style:font-size-asian="18pt" style:font-weight-asian="bold" style:font-name-complex="Lohit Devanagari1" style:font-size-complex="18pt" style:font-weight-complex="bold"/>
    </style:style>
    <style:style style:name="T4" style:family="text">
      <style:text-properties officeooo:rsid="000763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lanification de la SAE Web</text:p>
      <text:h text:style-name="P3" text:outline-level="1" text:is-list-header="true"><text:span text:style-name="T1">Groupe :</text:span></text:h>
      <text:p text:style-name="P8">- <text:span text:style-name="T1">Jérôme Vandewalle<text:line-break/></text:span>- <text:span text:style-name="T1">Scotty Pruvost<text:line-break/></text:span>- <text:span text:style-name="T1">Yanis Arabah<text:line-break/></text:span>- <text:span text:style-name="T2">Thomas Champy</text:span></text:p>
      <text:h text:style-name="P2" text:outline-level="1"><text:span text:style-name="T1">Durée :</text:span></text:h>
      <text:p text:style-name="P7">5 jours à temps plein (37h30) avec <text:span text:style-name="T4">4</text:span> membres soit un total horaire de 1<text:span text:style-name="T4">50 heures</text:span></text:p>
      <text:h text:style-name="P2" text:outline-level="1"><text:span text:style-name="T1">Méthodologie :</text:span></text:h>
      <text:p text:style-name="P7">Étant donné le faible nombre de membres dans l’équipe, nous allons opter pour une méthodologie agile. Nous travaillerons avec Trello pour planifier les tâches ainsi que se les répartir. Puis, pour la gestion du projet, nous utiliserons Git et nous adopterons une méthodologie « Trunk-based » pour maximiser l’agilité du groupe.</text:p>
      <text:h text:style-name="P4" text:outline-level="1"><text:span text:style-name="T2">Vue d’ensemble des t</text:span><text:span text:style-name="T3">âches :</text:span></text:h>
      <text:h text:style-name="P5" text:outline-level="2">Partie BDD : <text:span text:style-name="T4">(Scotty)</text:span></text:h>
      <text:p text:style-name="P10">- <text:span text:style-name="T2">MCD</text:span></text:p>
      <text:p text:style-name="P10">- <text:span text:style-name="T2">MLD</text:span></text:p>
      <text:p text:style-name="P10">- <text:span text:style-name="T2">Conception de la BDD (DB Browser)</text:span></text:p>
      <text:p text:style-name="P10">- <text:span text:style-name="T2">Automatisation (Fonctions, Procédures, Triggers)</text:span></text:p>
      <text:h text:style-name="P5" text:outline-level="2">Partie API :</text:h>
      <text:p text:style-name="P10">- <text:span text:style-name="T2">Node.JS si possible, PHP sinon</text:span></text:p>
      <text:h text:style-name="P5" text:outline-level="2">Partie <text:span text:style-name="T4">Front-end / </text:span>Back-end :</text:h>
      <text:p text:style-name="P9">- PHP</text:p>
      <text:p text:style-name="P9">- MVC</text:p>
      <text:p text:style-name="P9">- <text:span text:style-name="T4">Framwork CSS stylé</text:span></text:p>
      <text:h text:style-name="P6" text:outline-level="2">Partie Documentation / Présentation :</text:h>
      <text:p text:style-name="P11">- <text:span text:style-name="T4">PowerPoint / Vidéo / Cahier des charg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svg:font-family="Outfit" style:font-adornments="Gras" style:font-pitch="variable"/>
    <style:font-face style:name="Outfit Medium" svg:font-family="'Outfit Medium'"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utfit Medium" fo:font-family="'Outfit Medium'" style:font-style-name="Normal" style:font-pitch="variable"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utfit" fo:font-family="Outfit" style:font-style-name="Gras" style:font-pitch="variable" fo:font-size="18pt" fo:font-weight="bold" style:font-size-asian="18pt" style:font-weight-asian="bold" style:font-size-complex="18pt" style:font-weight-complex="bold"/>
    </style:style>
    <style:style style:name="Title" style:family="paragraph" style:parent-style-name="Heading" style:next-style-name="Text_20_body" style:class="chapter" style:master-page-name="">
      <loext:graphic-properties draw:fill="solid" draw:fill-color="#999999"/>
      <style:paragraph-properties fo:margin-top="9.999cm" fo:margin-bottom="9.999cm" style:contextual-spacing="false" fo:text-align="center" style:justify-single-word="false" style:page-number="auto" fo:background-color="#999999" fo:padding="0.049cm" fo:border="2.24pt solid #000000">
        <style:tab-stops/>
      </style:paragraph-properties>
      <style:text-properties style:font-name="Outfit" fo:font-family="Outfit" style:font-style-name="Gras" style:font-pitch="variable" fo:font-size="24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utfit" fo:font-family="Outfit" style:font-style-name="Gras"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a771" officeooo:paragraph-rsid="0008a771"/>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SAE WEB – Jérôme Vandewalle – Scotty Pruvost – Yanis Arabah – Thomas Champy</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09:36:45.294175273</meta:creation-date>
    <dc:date>2025-03-31T10:13:17.610604201</dc:date>
    <meta:editing-duration>PT6M1S</meta:editing-duration>
    <meta:editing-cycles>2</meta:editing-cycles>
    <meta:generator>LibreOffice/7.3.7.2$Linux_X86_64 LibreOffice_project/30$Build-2</meta:generator>
    <meta:document-statistic meta:table-count="0" meta:image-count="0" meta:object-count="0" meta:page-count="2" meta:paragraph-count="22" meta:word-count="160" meta:character-count="929" meta:non-whitespace-character-count="787"/>
  </office:meta>
</office:document-meta>
</file>